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repository contains work from the Wireless Grids Innovative Testbed (WiGiT) @ Syracuse Univers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WiGiT</meta:initial-creator>
    <meta:creation-date>2012-10-13T11:02:24</meta:creation-date>
    <dc:date>2012-10-13T11:04:16</dc:date>
    <dc:creator>Scott WiGiT</dc:creator>
    <meta:editing-duration>P0D</meta:editing-duration>
    <meta:editing-cycles>1</meta:editing-cycles>
    <meta:document-statistic meta:table-count="0" meta:image-count="0" meta:object-count="0" meta:page-count="1" meta:paragraph-count="1" meta:word-count="14" meta:character-count="103" meta:non-whitespace-character-count="90"/>
    <meta:generator>LibreOffice/3.5$Linux_x86 LibreOffice_project/350m1$Build-2</meta:generator>
  </office:meta>
</office:document-meta>
</file>